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 Nerd Font Propo" svg:font-family="'Arimo Nerd Font Propo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mo Nerd Font Propo" fo:font-weight="bold" officeooo:rsid="001cc704" officeooo:paragraph-rsid="001cc70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mo Nerd Font Propo" fo:font-weight="bold" officeooo:rsid="001cc704" officeooo:paragraph-rsid="001cc70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mo Nerd Font Propo" fo:font-weight="bold" officeooo:rsid="001d55e4" officeooo:paragraph-rsid="001d55e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mo Nerd Font Propo" fo:font-weight="normal" officeooo:rsid="001cc704" officeooo:paragraph-rsid="001cc70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mo Nerd Font Propo" fo:font-weight="normal" officeooo:rsid="001d55e4" officeooo:paragraph-rsid="001d55e4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mo Nerd Font Propo" fo:font-weight="normal" officeooo:rsid="001d55e4" officeooo:paragraph-rsid="001f2b5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mo Nerd Font Propo" fo:font-size="10pt" fo:font-weight="bold" officeooo:rsid="001cc704" officeooo:paragraph-rsid="001cc704" style:font-size-asian="10pt" style:font-weight-asian="bold" style:font-size-complex="10pt" style:font-weight-complex="bold"/>
    </style:style>
    <style:style style:name="T1" style:family="text">
      <style:text-properties officeooo:rsid="001d55e4"/>
    </style:style>
    <style:style style:name="T2" style:family="text">
      <style:text-properties officeooo:rsid="001f2b5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r a reunião – <text:span text:style-name="T1">preparação + </text:span>5 dias de competição</text:p>
      <text:p text:style-name="P7">Assunto para a reunião geral do dia 00/06/2024</text:p>
      <text:p text:style-name="P1"/>
      <text:p text:style-name="P4">Gostaria de trazer essa discussão para a gente poder estruturar melhor, <text:span text:style-name="T1">e caso mais pessoas queiram participar (no aspecto criativo, de gravação </text:span><text:span text:style-name="T2">e edição)</text:span>. Não é exatamente dentro da minha área mas acredito ser algo que vai ser somado para a equipe, <text:span text:style-name="T2">e que eu gostaria de contribuir.</text:span></text:p>
      <text:p text:style-name="P4"/>
      <text:p text:style-name="P2">Benefícios:</text:p>
      <text:p text:style-name="P5"/>
      <text:p text:style-name="P5">Material para ser postado no feed da equipe por exemplo;</text:p>
      <text:p text:style-name="P5"/>
      <text:p text:style-name="P6">Orientador de outro grupo de extensão (Meninas da Física) se interessou por divulgar <text:span text:style-name="T2">a ida de uma equipe da UFU para essa competição, ainda mais com competidoras mulheres;</text:span></text:p>
      <text:p text:style-name="P6"/>
      <text:p text:style-name="P6"><text:span text:style-name="T2">P</text:span>erfil deles tem 4x mais seguidores, e é interessante aderir novos nichos e pontes de comunicaçaõ com outros grupos de extensão.</text:p>
      <text:p text:style-name="P5"/>
      <text:p text:style-name="P5">Não vai demandar um trabalho extra muito grande, e serve de portfólio da equipe também.</text:p>
      <text:p text:style-name="P5"/>
      <text:p text:style-name="P3">Sugestões:</text:p>
      <text:p text:style-name="P3"/>
      <text:p text:style-name="P5">Criação de um canal no YouTube da equipe (caso não exista um ainda), visto que existe uma liberdade maior de publicar vídeos longos.</text:p>
      <text:p text:style-name="P5"/>
      <text:p text:style-name="P5">Tentar usar a filmadora que já existe no laboratório (?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 Nerd Font Propo" svg:font-family="'Arimo Nerd Font Propo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osevka NF" svg:font-family="'Iosevka NF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3:17:26.733597055</meta:creation-date>
    <dc:date>2024-06-11T13:40:59.116520077</dc:date>
    <meta:editing-duration>PT23M32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1" meta:paragraph-count="11" meta:word-count="174" meta:character-count="1035" meta:non-whitespace-character-count="871"/>
  </office:meta>
</office:document-meta>
</file>